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808cm" fo:min-width="7.644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49cm" fo:min-width="0cm"/>
    </style:style>
    <style:style style:name="gr3" style:family="graphic" style:parent-style-name="objectwithoutfill">
      <style:graphic-properties draw:marker-start="Arrowheads_20_1" draw:marker-end="Arrowheads_20_2" draw:fill="none" draw:textarea-vertical-align="middl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53cm" draw:marker-start-width="0.279cm" draw:marker-end="Arrowheads_20_6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6" draw:fill="none" draw:textarea-vertical-align="middle"/>
    </style:style>
    <style:style style:name="gr11" style:family="graphic" style:parent-style-name="standard">
      <style:graphic-properties draw:marker-end="Arrowheads_20_6" draw:textarea-vertical-align="middle"/>
    </style:style>
    <style:style style:name="gr12" style:family="graphic" style:parent-style-name="standard">
      <style:graphic-properties draw:marker-start="Arrowheads_20_6" draw:marker-end="" draw:textarea-vertical-align="middle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0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137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756cm" fo:min-width="7.592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463cm"/>
      <style:paragraph-properties style:writing-mode="lr-tb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gradient" draw:fill-gradient-name="Pastel_20_Bouquet" loext:fill-use-slide-background="false" draw:textarea-horizontal-align="justify" draw:textarea-vertical-align="middle" draw:auto-grow-height="false" fo:min-height="0.991cm" fo:min-width="0.777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0.991cm" fo:min-width="0.777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textarea-horizontal-align="justify" draw:textarea-vertical-align="middle" draw:auto-grow-height="false" fo:min-height="1.049cm" fo:min-width="0.871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24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89cm" fo:min-width="0.539cm"/>
    </style:style>
    <style:style style:name="gr2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2a6099" draw:textarea-horizontal-align="justify" draw:textarea-vertical-align="middle" draw:auto-grow-height="false" fo:min-height="0.789cm" fo:min-width="0.539cm" draw:shadow="hidden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049cm" fo:min-width="0.871cm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.24cm" fo:min-width="0.587cm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039cm" fo:min-width="0cm" draw:shadow="hidden"/>
    </style:style>
    <style:style style:name="gr31" style:family="graphic" style:parent-style-name="standard">
      <style:graphic-properties draw:stroke="none" svg:stroke-color="#000000" draw:fill="none" draw:fill-color="#ffffff" fo:min-height="1.421cm"/>
      <style:paragraph-properties style:writing-mode="lr-tb"/>
    </style:style>
    <style:style style:name="gr32" style:family="graphic" style:parent-style-name="standard">
      <style:graphic-properties draw:stroke="none" draw:fill="none" fo:min-height="0.4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objectwithoutfill">
      <style:graphic-properties svg:stroke-width="0.053cm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-width="0.279cm" draw:marker-end-width="0.279cm" draw:fill="none" draw:textarea-vertical-align="middle" draw:auto-grow-height="true" draw:auto-grow-width="false" fo:padding-top="0.151cm" fo:padding-bottom="0.151cm" fo:padding-left="0.276cm" fo:padding-right="0.276cm"/>
    </style:style>
    <style:style style:name="gr36" style:family="graphic" style:parent-style-name="objectwithoutfill">
      <style:graphic-properties svg:stroke-color="#ff0000" draw:marker-start="Arrowheads_20_2" draw:fill="none" draw:textarea-vertical-align="middle" draw:auto-grow-height="true" draw:auto-grow-width="false"/>
    </style:style>
    <style:style style:name="gr37" style:family="graphic" style:parent-style-name="objectwithoutfill">
      <style:graphic-properties svg:stroke-width="0.053cm" svg:stroke-color="#ff0000" draw:marker-start-width="0.279cm" draw:marker-end-width="0.279cm" draw:fill="none" draw:textarea-vertical-align="middle" draw:auto-grow-height="true" draw:auto-grow-width="fals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stroke-dash="Dash_20_Dot_20_4" svg:stroke-width="0cm" svg:stroke-color="#004586" draw:stroke-linejoin="round" svg:stroke-linecap="butt" draw:fill="solid" draw:fill-color="#004586" draw:opacity="100%" draw:textarea-horizontal-align="center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draw:stroke-dash="Dash_20_Dot_20_4" svg:stroke-width="0cm" svg:stroke-color="#004586" draw:stroke-linejoin="round" svg:stroke-linecap="butt" draw:fill="solid" draw:fill-color="#b2b2b2" draw:opacity="100%" draw:textarea-horizontal-align="center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draw:marker-start="Arrowheads_20_6" draw:marker-end="" draw:fill="none" draw:textarea-vertical-align="middle"/>
    </style:style>
    <style:style style:name="gr41" style:family="graphic" style:parent-style-name="objectwithoutfill">
      <style:graphic-properties draw:marker-start="" draw:marker-end="Arrowheads_20_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fit-to-size="false" style:shrink-to-fit="false" fo:min-height="0.451cm" fo:min-width="1.83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fit-to-size="false" style:shrink-to-fit="false" fo:min-height="0.225cm" fo:min-width="3.135cm"/>
      <style:paragraph-properties style:writing-mode="lr-tb"/>
    </style:style>
    <style:style style:name="gr4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3465a4" draw:marker-start="" draw:marker-start-width="0.278cm" draw:marker-start-center="false" draw:marker-end="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.053cm" svg:stroke-color="#3465a4" draw:marker-start="" draw:marker-start-width="0.278cm" draw:marker-start-center="false" draw:marker-end="Arrowheads_20_7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47" style:family="graphic" style:parent-style-name="standard">
      <style:graphic-properties draw:stroke="none" svg:stroke-color="#000000" draw:fill="none" draw:fill-color="#ffffff" fo:min-height="0.582cm"/>
      <style:paragraph-properties style:writing-mode="lr-tb"/>
    </style:style>
    <style:style style:name="gr48" style:family="graphic" style:parent-style-name="objectwithoutfill">
      <style:graphic-properties svg:stroke-width="0.053cm" svg:stroke-color="#ff0000" draw:marker-start="Arrowheads_20_1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0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37cm"/>
      <style:paragraph-properties style:writing-mode="lr-tb"/>
    </style:style>
    <style:style style:name="gr5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41cm"/>
      <style:paragraph-properties style:writing-mode="lr-tb"/>
    </style:style>
    <style:style style:name="gr54" style:family="graphic" style:parent-style-name="objectwithoutfill">
      <style:graphic-properties svg:stroke-width="0.053cm" svg:stroke-color="#ff0000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objectwithoutfill">
      <style:graphic-properties svg:stroke-width="0.053cm" svg:stroke-color="#999999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2.044cm" fo:min-width="7.048cm"/>
    </style:style>
    <style:style style:name="gr58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2.257cm" fo:min-width="7.048cm"/>
    </style:style>
    <style:style style:name="gr59" style:family="graphic" style:parent-style-name="objectwithoutfill">
      <style:graphic-properties svg:stroke-width="0.053cm" draw:marker-start="Arrowheads_20_6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19cm"/>
      <style:paragraph-properties style:writing-mode="lr-tb"/>
    </style:style>
    <style:style style:name="gr61" style:family="graphic" style:parent-style-name="standard">
      <style:graphic-properties draw:fill-color="#ff0000" draw:textarea-horizontal-align="justify" draw:textarea-vertical-align="middle" draw:auto-grow-height="false" fo:min-height="0.594cm" fo:min-width="0.335cm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0.594cm" fo:min-width="0.334cm"/>
    </style:style>
    <style:style style:name="gr63" style:family="graphic" style:parent-style-name="standard">
      <style:graphic-properties svg:stroke-width="0.053cm" draw:marker-start-width="0.279cm" draw:marker-end-width="0.279cm" draw:fill-color="#ff0000" draw:textarea-horizontal-align="justify" draw:textarea-vertical-align="middle" draw:auto-grow-height="false" fo:min-height="0.542cm" fo:min-width="0.283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draw:marker-start-width="0.279cm" draw:marker-end-width="0.279cm" draw:fill-color="#ff6d6d" draw:textarea-horizontal-align="justify" draw:textarea-vertical-align="middle" draw:auto-grow-height="false" fo:min-height="0.542cm" fo:min-width="0.282cm" fo:padding-top="0.151cm" fo:padding-bottom="0.151cm" fo:padding-left="0.276cm" fo:padding-right="0.276cm"/>
    </style:style>
    <style:style style:name="gr65" style:family="graphic" style:parent-style-name="standard">
      <style:graphic-properties draw:textarea-horizontal-align="justify" draw:textarea-vertical-align="middle" draw:auto-grow-height="false" fo:min-height="1.049cm" fo:min-width="2.96cm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1.049cm" fo:min-width="2.87cm"/>
    </style:style>
    <style:style style:name="gr67" style:family="graphic" style:parent-style-name="standard">
      <style:graphic-properties draw:fill-color="#00a933" draw:textarea-horizontal-align="justify" draw:textarea-vertical-align="middle" draw:auto-grow-height="false" fo:min-height="0.394cm" fo:min-width="3.48cm"/>
    </style:style>
    <style:style style:name="gr68" style:family="graphic" style:parent-style-name="standard">
      <style:graphic-properties draw:fill-color="#ffbf00" draw:textarea-horizontal-align="justify" draw:textarea-vertical-align="middle" draw:auto-grow-height="false" fo:min-height="1.061cm" fo:min-width="0.835cm"/>
    </style:style>
    <style:style style:name="gr69" style:family="graphic" style:parent-style-name="standard">
      <style:graphic-properties draw:stroke="none" svg:stroke-color="#000000" draw:fill="none" draw:fill-color="#ffffff" fo:min-height="0.3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gradient" draw:fill-gradient-name="Pastel_20_Bouquet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004586" draw:opacity="100%"/>
      <style:paragraph-properties fo:text-align="center"/>
    </style:style>
    <style:style style:name="P15" style:family="paragraph">
      <loext:graphic-properties draw:fill="solid" draw:fill-color="#b2b2b2" draw:opacity="100%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8pt"/>
    </style:style>
    <style:style style:name="P20" style:family="paragraph">
      <loext:graphic-properties draw:fill="none" draw:fill-color="#ffffff"/>
      <style:text-properties fo:font-size="8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12pt" style:font-size-complex="12pt"/>
    </style:style>
    <style:style style:name="P22" style:family="paragraph">
      <style:paragraph-properties fo:text-align="center"/>
      <style:text-properties fo:font-size="8pt"/>
    </style:style>
    <style:style style:name="P23" style:family="paragraph">
      <loext:graphic-properties draw:fill-color="#ff0000"/>
      <style:paragraph-properties fo:text-align="center"/>
      <style:text-properties fo:font-size="8pt"/>
    </style:style>
    <style:style style:name="P24" style:family="paragraph">
      <loext:graphic-properties draw:fill-color="#b2b2b2"/>
      <style:paragraph-properties fo:text-align="center"/>
      <style:text-properties fo:font-size="8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27" style:family="paragraph">
      <loext:graphic-properties draw:fill-color="#ff6d6d"/>
      <style:paragraph-properties fo:text-align="center"/>
    </style:style>
    <style:style style:name="P28" style:family="paragraph">
      <loext:graphic-properties draw:fill-color="#ffb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44cm" svg:height="3.058cm" svg:x="2.101cm" svg:y="1.6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82cm" svg:height="0.563cm" svg:x="5.784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704cm" svg:y1="3.208cm" svg:x2="6.704cm" svg:y2="4.09cm">
          <text:p/>
        </draw:line>
        <draw:custom-shape draw:style-name="gr4" draw:text-style-name="P3" draw:layer="layout" svg:width="0.244cm" svg:height="0.244cm" svg:x="5.373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613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493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733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2" draw:layer="layout" svg:width="2.102cm" svg:height="2.102cm" svg:x="4.638cm" svg:y="10.374cm" draw:kind="arc" draw:start-angle="319.85" draw:end-angle="36.61">
          <text:p/>
        </draw:circle>
        <draw:circle draw:style-name="gr5" draw:text-style-name="P2" draw:layer="layout" svg:width="2.101cm" svg:height="2.101cm" svg:x="5.419cm" svg:y="10.375cm" draw:kind="arc" draw:start-angle="319.85" draw:end-angle="36.61">
          <text:p/>
        </draw:circle>
        <draw:circle draw:style-name="gr5" draw:text-style-name="P2" draw:layer="layout" svg:width="2.101cm" svg:height="2.102cm" svg:x="6.139cm" svg:y="10.375cm" draw:kind="arc" draw:start-angle="319.85" draw:end-angle="36.61">
          <text:p/>
        </draw:circle>
        <draw:circle draw:style-name="gr5" draw:text-style-name="P2" draw:layer="layout" svg:width="2.101cm" svg:height="2.101cm" svg:x="6.859cm" svg:y="10.376cm" draw:kind="arc" draw:start-angle="319.85" draw:end-angle="36.61">
          <text:p/>
        </draw:circle>
        <draw:custom-shape draw:style-name="gr6" draw:text-style-name="P4" draw:layer="layout" svg:width="0.244cm" svg:height="0.244cm" svg:x="7.414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44cm" svg:height="0.244cm" svg:x="8.134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363cm" svg:y1="10.313cm" svg:x2="7.936cm" svg:y2="11.303cm">
          <text:p/>
        </draw:line>
        <draw:line draw:style-name="gr9" draw:text-style-name="P1" draw:layer="layout" svg:x1="7.998cm" svg:y1="10.68cm" svg:x2="8.401cm" svg:y2="10.667cm">
          <text:p/>
        </draw:line>
        <draw:line draw:style-name="gr10" draw:text-style-name="P1" draw:layer="layout" svg:x1="7.765cm" svg:y1="11.486cm" svg:x2="8.058cm" svg:y2="11.486cm">
          <text:p/>
        </draw:line>
        <draw:ellipse draw:style-name="gr11" draw:text-style-name="P2" draw:layer="layout" svg:width="2.101cm" svg:height="8.298cm" svg:x="4.959cm" svg:y="3.125cm" draw:kind="arc" draw:start-angle="319.85" draw:end-angle="36.61">
          <text:p/>
        </draw:ellipse>
        <draw:ellipse draw:style-name="gr12" draw:text-style-name="P2" draw:layer="layout" svg:width="2.101cm" svg:height="8.298cm" svg:x="5.312cm" svg:y="3.124cm" draw:kind="arc" draw:start-angle="143.38" draw:end-angle="220.16">
          <text:p/>
        </draw:ellipse>
        <draw:line draw:style-name="gr13" draw:text-style-name="P1" draw:layer="layout" svg:x1="5.198cm" svg:y1="4.403cm" svg:x2="7.224cm" svg:y2="4.422cm">
          <text:p/>
        </draw:line>
        <draw:frame draw:style-name="gr14" draw:text-style-name="P6" draw:layer="layout" svg:width="2.565cm" svg:height="1.295cm" svg:x="2.6cm" svg:y="5.648cm">
          <draw:text-box>
            <text:p text:style-name="P5"><text:span text:style-name="T1">Thermo Dynamics</text:span></text:p>
          </draw:text-box>
        </draw:frame>
        <draw:frame draw:style-name="gr14" draw:text-style-name="P6" draw:layer="layout" svg:width="2.565cm" svg:height="1.295cm" svg:x="7.501cm" svg:y="6.248cm">
          <draw:text-box>
            <text:p text:style-name="P5"><text:span text:style-name="T1">Quantum Physics</text:span></text:p>
          </draw:text-box>
        </draw:frame>
        <draw:frame draw:style-name="gr15" draw:text-style-name="P6" draw:layer="layout" svg:width="2.565cm" svg:height="0.725cm" svg:x="2.601cm" svg:y="3.249cm">
          <draw:text-box>
            <text:p text:style-name="P7"><text:span text:style-name="T1">F = m a</text:span></text:p>
          </draw:text-box>
        </draw:frame>
        <draw:frame draw:style-name="gr14" draw:text-style-name="P6" draw:layer="layout" svg:width="2.565cm" svg:height="1.295cm" svg:x="2.401cm" svg:y="10.749cm">
          <draw:text-box>
            <text:p text:style-name="P7"><text:span text:style-name="T1">Hydrogen</text:span></text:p>
            <text:p text:style-name="P7"><text:span text:style-name="T1">Atom</text:span></text:p>
          </draw:text-box>
        </draw:frame>
        <draw:custom-shape draw:style-name="gr16" draw:text-style-name="P1" draw:layer="layout" svg:width="8.144cm" svg:height="3.058cm" svg:x="2.101cm" svg:y="10.03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146cm" svg:y1="1.633cm" svg:x2="11.146cm" svg:y2="13.079cm">
          <text:p/>
        </draw:line>
        <draw:frame draw:style-name="gr17" draw:text-style-name="P6" draw:layer="layout" svg:width="7.264cm" svg:height="0.725cm" svg:x="2.402cm" svg:y="1.95cm">
          <draw:text-box>
            <text:p text:style-name="P5"><text:span text:style-name="T1">Classical Mechanics</text:span></text:p>
          </draw:text-box>
        </draw:frame>
        <draw:g draw:style-name="gr18">
          <draw:custom-shape draw:style-name="gr19" draw:text-style-name="P8" draw:layer="layout" svg:width="1.329cm" svg:height="1.293cm" svg:x="15.601cm" svg:y="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82cm" svg:height="0.563cm" svg:x="15.685cm" svg:y="4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1.329cm" svg:height="1.293cm" svg:x="15.201cm" svg:y="3.933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5.171cm" svg:y1="3.929cm" svg:x2="15.577cm" svg:y2="3.523cm">
            <text:p/>
          </draw:line>
          <draw:line draw:style-name="gr21" draw:text-style-name="P1" draw:layer="layout" svg:x1="16.471cm" svg:y1="3.929cm" svg:x2="16.877cm" svg:y2="3.523cm">
            <text:p/>
          </draw:line>
          <draw:line draw:style-name="gr21" draw:text-style-name="P1" draw:layer="layout" svg:x1="16.471cm" svg:y1="5.229cm" svg:x2="16.877cm" svg:y2="4.823cm">
            <text:p/>
          </draw:line>
          <draw:line draw:style-name="gr21" draw:text-style-name="P1" draw:layer="layout" svg:x1="15.171cm" svg:y1="5.229cm" svg:x2="15.577cm" svg:y2="4.823cm">
            <text:p/>
          </draw:line>
        </draw:g>
        <draw:g draw:style-name="gr18">
          <draw:custom-shape draw:style-name="gr22" draw:text-style-name="P2" draw:layer="layout" svg:width="1.371cm" svg:height="1.299cm" svg:x="15.596cm" svg:y="6.7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407cm" svg:height="0.407cm" svg:x="14.2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4.646cm" svg:y1="7.807cm" svg:x2="15.135cm" svg:y2="7.807cm">
            <text:p/>
          </draw:line>
          <draw:custom-shape draw:style-name="gr23" draw:text-style-name="P4" draw:layer="layout" svg:width="0.407cm" svg:height="0.407cm" svg:x="18.3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8.846cm" svg:y1="7.807cm" svg:x2="19.335cm" svg:y2="7.807cm">
            <text:p/>
          </draw:line>
          <draw:custom-shape draw:style-name="gr23" draw:text-style-name="P4" draw:layer="layout" svg:width="0.407cm" svg:height="0.407cm" svg:x="17.3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407cm" svg:height="0.407cm" svg:x="15.7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407cm" svg:height="0.407cm" svg:x="13.1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6" draw:layer="layout" svg:width="4.786cm" svg:height="0.818cm" svg:x="11.755cm" svg:y="9.342cm">
            <draw:text-box>
              <text:p><text:span text:style-name="T1">Particle Detector</text:span></text:p>
            </draw:text-box>
          </draw:frame>
          <draw:custom-shape draw:style-name="gr23" draw:text-style-name="P4" draw:layer="layout" svg:width="0.407cm" svg:height="0.407cm" svg:x="11.86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8">
            <draw:custom-shape draw:style-name="gr25" draw:text-style-name="P2" draw:layer="layout" svg:width="1.467cm" svg:height="1.467cm" svg:x="15.7cm" svg:y="8.9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1" draw:layer="layout" svg:x1="16.037cm" svg:y1="9.274cm" svg:x2="16.469cm" svg:y2="9.972cm">
              <text:p/>
            </draw:line>
            <draw:path draw:style-name="gr27" draw:text-style-name="P9" draw:layer="layout" svg:width="1.357cm" svg:height="0.767cm" svg:x="15.712cm" svg:y="9.636cm" svg:viewBox="0 0 1358 768" svg:d="M0 479c15-38 33-76 54-112 65-112 160-204 273-269 114-64 243-98 374-98s260 34 374 98c113 65 207 157 273 269 4 6 7 12 10 18-3 5-6 11-9 16-65 112-160 204-273 269-114 64-243 98-374 98s-260-34-374-98c-113-65-208-157-273-269-4-6-7-11-10-17-17 31-32 63-44 96z">
              <text:p/>
            </draw:path>
          </draw:g>
          <draw:line draw:style-name="gr9" draw:text-style-name="P1" draw:layer="layout" svg:x1="15.812cm" svg:y1="8.065cm" svg:x2="15.812cm" svg:y2="9.243cm">
            <text:p/>
          </draw:line>
          <draw:line draw:style-name="gr9" draw:text-style-name="P1" draw:layer="layout" svg:x1="17.012cm" svg:y1="8.065cm" svg:x2="17.012cm" svg:y2="9.243cm">
            <text:p/>
          </draw:line>
          <draw:custom-shape draw:style-name="gr28" draw:text-style-name="P10" draw:layer="layout" svg:width="1.371cm" svg:height="1.299cm" svg:x="16.044cm" svg:y="7.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2.057cm" svg:height="0.926cm" draw:transform="rotate (-1.5707963267949) translate (20.552cm 6.778cm)">
            <text:p/>
            <draw:enhanced-geometry svg:viewBox="0 0 21600 21600" draw:mirror-horizontal="false" draw:glue-points="?f6 0 10800 ?f8 ?f11 10800 ?f9 21600 10800 ?f10 ?f5 10800" draw:text-areas="?f3 ?f3 ?f4 ?f4" draw:type="parallelogram" draw:modifiers="8037.507418397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30" draw:text-style-name="P4" draw:layer="layout" svg:width="0.19cm" svg:height="0.406cm" svg:x="19.759cm" svg:y="7.616cm" svg:viewBox="0 0 191 407" svg:d="M191 407c-31-2-62-11-89-27-31-18-57-43-75-74s-27-67-27-102c0-36 9-71 27-102s44-57 75-75c27-16 58-25 89-27z">
            <text:p/>
          </draw:path>
        </draw:g>
        <draw:frame draw:style-name="gr31" draw:text-style-name="P12" draw:layer="layout" svg:width="0.733cm" svg:height="1.673cm" svg:x="17.222cm" svg:y="3.392cm">
          <draw:text-box>
            <text:p><text:span text:style-name="T2">}</text:span></text:p>
          </draw:text-box>
        </draw:frame>
        <draw:frame draw:style-name="gr32" draw:text-style-name="P13" draw:layer="layout" svg:width="1.493cm" svg:height="0.726cm" svg:x="17.894cm" svg:y="3.943cm">
          <draw:text-box>
            <text:p><text:span text:style-name="T1">h-bar</text:span></text:p>
          </draw:text-box>
        </draw:frame>
        <draw:line draw:style-name="gr9" draw:text-style-name="P1" draw:layer="layout" svg:x1="21.346cm" svg:y1="1.633cm" svg:x2="21.346cm" svg:y2="13.079cm">
          <text:p/>
        </draw:line>
        <draw:frame draw:style-name="gr33" draw:text-style-name="P6" draw:layer="layout" svg:width="5.883cm" svg:height="0.725cm" svg:x="22.302cm" svg:y="2.151cm">
          <draw:text-box>
            <text:p text:style-name="P7"><text:span text:style-name="T1">Schroedinger’s Equation</text:span></text:p>
          </draw:text-box>
        </draw:frame>
        <draw:g>
          <draw:line draw:style-name="gr34" draw:text-style-name="P1" draw:layer="layout" svg:x1="22.519cm" svg:y1="5.43cm" svg:x2="25.235cm" svg:y2="5.417cm">
            <text:p/>
          </draw:line>
          <draw:line draw:style-name="gr9" draw:text-style-name="P1" draw:layer="layout" svg:x1="25.165cm" svg:y1="3.45cm" svg:x2="25.165cm" svg:y2="5.158cm">
            <text:p/>
          </draw:line>
          <draw:circle draw:style-name="gr5" draw:text-style-name="P2" draw:layer="layout" svg:width="1.184cm" svg:height="1.184cm" svg:x="24.558cm" svg:y="4.801cm" draw:kind="arc" draw:start-angle="272.81" draw:end-angle="92.17">
            <text:p/>
          </draw:circle>
          <draw:circle draw:style-name="gr5" draw:text-style-name="P2" draw:layer="layout" svg:width="2.009cm" svg:height="2.009cm" svg:x="24.162cm" svg:y="4.401cm" draw:kind="arc" draw:start-angle="272.81" draw:end-angle="92.17">
            <text:p/>
          </draw:circle>
          <draw:circle draw:style-name="gr5" draw:text-style-name="P2" draw:layer="layout" svg:width="2.868cm" svg:height="2.867cm" svg:x="23.75cm" svg:y="4.001cm" draw:kind="arc" draw:start-angle="272.81" draw:end-angle="92.17">
            <text:p/>
          </draw:circle>
          <draw:ellipse draw:style-name="gr5" draw:text-style-name="P2" draw:layer="layout" svg:width="3.725cm" svg:height="3.724cm" svg:x="23.338cm" svg:y="3.602cm" draw:kind="arc" draw:start-angle="272.81" draw:end-angle="92.17">
            <text:p/>
          </draw:ellipse>
          <draw:line draw:style-name="gr9" draw:text-style-name="P1" draw:layer="layout" svg:x1="25.166cm" svg:y1="5.584cm" svg:x2="25.166cm" svg:y2="6.358cm">
            <text:p/>
          </draw:line>
          <draw:line draw:style-name="gr9" draw:text-style-name="P1" draw:layer="layout" svg:x1="25.166cm" svg:y1="6.95cm" svg:x2="25.166cm" svg:y2="8.658cm">
            <text:p/>
          </draw:line>
          <draw:circle draw:style-name="gr5" draw:text-style-name="P2" draw:layer="layout" svg:width="1.184cm" svg:height="1.184cm" svg:x="24.559cm" svg:y="6.001cm" draw:kind="arc" draw:start-angle="272.81" draw:end-angle="92.17">
            <text:p/>
          </draw:circle>
          <draw:circle draw:style-name="gr5" draw:text-style-name="P2" draw:layer="layout" svg:width="2.009cm" svg:height="2.009cm" svg:x="24.163cm" svg:y="5.601cm" draw:kind="arc" draw:start-angle="272.81" draw:end-angle="92.17">
            <text:p/>
          </draw:circle>
          <draw:circle draw:style-name="gr5" draw:text-style-name="P2" draw:layer="layout" svg:width="2.868cm" svg:height="2.867cm" svg:x="23.751cm" svg:y="5.201cm" draw:kind="arc" draw:start-angle="272.81" draw:end-angle="92.17">
            <text:p/>
          </draw:circle>
          <draw:ellipse draw:style-name="gr5" draw:text-style-name="P2" draw:layer="layout" svg:width="3.725cm" svg:height="3.724cm" svg:x="23.339cm" svg:y="4.802cm" draw:kind="arc" draw:start-angle="272.81" draw:end-angle="92.17">
            <text:p/>
          </draw:ellipse>
          <draw:line draw:style-name="gr34" draw:text-style-name="P1" draw:layer="layout" svg:x1="22.506cm" svg:y1="6.626cm" svg:x2="25.222cm" svg:y2="6.613cm">
            <text:p/>
          </draw:line>
          <draw:line draw:style-name="gr9" draw:text-style-name="P1" draw:layer="layout" svg:x1="23.853cm" svg:y1="4.884cm" svg:x2="23.853cm" svg:y2="7.552cm">
            <text:p/>
          </draw:line>
          <draw:line draw:style-name="gr9" draw:text-style-name="P1" draw:layer="layout" svg:x1="23.553cm" svg:y1="4.886cm" svg:x2="23.553cm" svg:y2="7.554cm">
            <text:p/>
          </draw:line>
          <draw:line draw:style-name="gr9" draw:text-style-name="P1" draw:layer="layout" svg:x1="23.253cm" svg:y1="4.886cm" svg:x2="23.253cm" svg:y2="7.554cm">
            <text:p/>
          </draw:line>
          <draw:line draw:style-name="gr9" draw:text-style-name="P1" draw:layer="layout" svg:x1="22.953cm" svg:y1="4.888cm" svg:x2="22.953cm" svg:y2="7.556cm">
            <text:p/>
          </draw:line>
          <draw:line draw:style-name="gr35" draw:text-style-name="P1" draw:layer="layout" svg:x1="27.103cm" svg:y1="3.535cm" svg:x2="27.103cm" svg:y2="8.61cm">
            <text:p/>
          </draw:line>
          <draw:line draw:style-name="gr36" draw:text-style-name="P1" draw:layer="layout" svg:x1="27.119cm" svg:y1="5.363cm" svg:x2="27.528cm" svg:y2="5.363cm">
            <text:p/>
          </draw:line>
          <draw:line draw:style-name="gr36" draw:text-style-name="P1" draw:layer="layout" svg:x1="27.12cm" svg:y1="6.763cm" svg:x2="27.529cm" svg:y2="6.763cm">
            <text:p/>
          </draw:line>
          <draw:line draw:style-name="gr37" draw:text-style-name="P1" draw:layer="layout" svg:x1="25.243cm" svg:y1="6.614cm" svg:x2="27.119cm" svg:y2="5.315cm">
            <text:p/>
          </draw:line>
          <draw:line draw:style-name="gr37" draw:text-style-name="P1" draw:layer="layout" svg:x1="25.171cm" svg:y1="5.435cm" svg:x2="27.119cm" svg:y2="5.316cm">
            <text:p/>
          </draw:line>
        </draw:g>
        <draw:path draw:style-name="gr38" draw:text-style-name="P14" draw:layer="layout" svg:width="1.871cm" svg:height="0.413cm" draw:transform="rotate (-3.14159265358979) translate (26.2418246598689cm 11.4118284020453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path draw:style-name="gr39" draw:text-style-name="P15" draw:layer="layout" svg:width="1.871cm" svg:height="0.413cm" svg:x="24.37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8" draw:text-style-name="P14" draw:layer="layout" svg:width="1.871cm" svg:height="0.413cm" svg:x="22.519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9" draw:text-style-name="P15" draw:layer="layout" svg:width="1.871cm" svg:height="0.413cm" draw:transform="rotate (-3.14159265358979) translate (24.3911406952485cm 11.4119750708032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path draw:style-name="gr38" draw:text-style-name="P14" draw:layer="layout" svg:width="1.871cm" svg:height="0.413cm" svg:x="26.221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9" draw:text-style-name="P15" draw:layer="layout" svg:width="1.871cm" svg:height="0.413cm" draw:transform="rotate (-3.14159265358979) translate (28.093cm 11.4119750708032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line draw:style-name="gr40" draw:text-style-name="P1" draw:layer="layout" svg:x1="23.448cm" svg:y1="11.575cm" svg:x2="23.448cm" svg:y2="12.063cm">
          <text:p/>
        </draw:line>
        <draw:line draw:style-name="gr40" draw:text-style-name="P1" draw:layer="layout" svg:x1="25.282cm" svg:y1="11.575cm" svg:x2="25.282cm" svg:y2="12.063cm">
          <text:p/>
        </draw:line>
        <draw:line draw:style-name="gr40" draw:text-style-name="P1" draw:layer="layout" svg:x1="27.213cm" svg:y1="11.576cm" svg:x2="27.213cm" svg:y2="12.064cm">
          <text:p/>
        </draw:line>
        <draw:line draw:style-name="gr41" draw:text-style-name="P1" draw:layer="layout" svg:x1="24.317cm" svg:y1="10.079cm" svg:x2="24.317cm" svg:y2="10.567cm">
          <text:p/>
        </draw:line>
        <draw:line draw:style-name="gr41" draw:text-style-name="P1" draw:layer="layout" svg:x1="26.248cm" svg:y1="10.08cm" svg:x2="26.248cm" svg:y2="10.568cm">
          <text:p/>
        </draw:line>
        <draw:frame draw:style-name="gr42" draw:text-style-name="P16" draw:layer="layout" svg:width="3.127cm" svg:height="0.725cm" svg:x="23.812cm" svg:y="9.45cm">
          <draw:text-box>
            <text:p text:style-name="P5"><text:span text:style-name="T1">Nodes</text:span></text:p>
          </draw:text-box>
        </draw:frame>
        <draw:frame draw:style-name="gr43" draw:text-style-name="P16" draw:layer="layout" svg:width="3.921cm" svg:height="0.725cm" svg:x="23.716cm" svg:y="12.105cm">
          <draw:text-box>
            <text:p text:style-name="P5"><text:span text:style-name="T1">Anti-Nodes</text:span></text:p>
          </draw:text-box>
        </draw:frame>
        <draw:line draw:style-name="gr9" draw:text-style-name="P1" draw:layer="layout" svg:x1="28.946cm" svg:y1="1.633cm" svg:x2="28.946cm" svg:y2="13.079cm">
          <text:p/>
        </draw:line>
        <draw:line draw:style-name="gr9" draw:text-style-name="P1" draw:layer="layout" svg:x1="21.346cm" svg:y1="1.633cm" svg:x2="21.346cm" svg:y2="13.079cm">
          <text:p/>
        </draw:line>
        <draw:frame draw:style-name="gr33" draw:text-style-name="P16" draw:layer="layout" svg:width="8.773cm" svg:height="0.725cm" svg:x="30.247cm" svg:y="2.152cm">
          <draw:text-box>
            <text:p text:style-name="P5"><text:span text:style-name="T1">Probability</text:span></text:p>
          </draw:text-box>
        </draw:frame>
        <draw:g draw:style-name="gr18">
          <draw:custom-shape draw:style-name="gr4" draw:text-style-name="P3" draw:layer="layout" svg:width="0.26cm" svg:height="0.244cm" svg:x="43.738cm" svg:y="7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6cm" svg:height="0.244cm" svg:x="43.993cm" svg:y="7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59cm" svg:height="0.244cm" svg:x="43.866cm" svg:y="7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59cm" svg:height="0.244cm" svg:x="44.121cm" svg:y="7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259cm" svg:height="0.245cm" svg:x="42.426cm" svg:y="7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26cm" svg:height="0.245cm" svg:x="43.359cm" svg:y="6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42.799cm" svg:y1="7.389cm" svg:x2="43.111cm" svg:y2="7.389cm">
            <text:p/>
          </draw:line>
          <draw:line draw:style-name="gr10" draw:text-style-name="P1" draw:layer="layout" svg:x1="43.319cm" svg:y1="6.534cm" svg:x2="43.099cm" svg:y2="6.326cm">
            <text:p/>
          </draw:line>
          <draw:ellipse draw:style-name="gr44" draw:text-style-name="P2" draw:layer="layout" svg:width="4.873cm" svg:height="4.589cm" svg:x="41.663cm" svg:y="5.07cm" draw:kind="arc" draw:start-angle="189.65" draw:end-angle="168.77">
            <text:p/>
          </draw:ellipse>
          <draw:g>
            <draw:line draw:style-name="gr45" draw:text-style-name="P17" draw:layer="layout" svg:x1="44.375cm" svg:y1="7.779cm" svg:x2="44.447cm" svg:y2="7.854cm">
              <text:p/>
            </draw:line>
            <draw:line draw:style-name="gr45" draw:text-style-name="P17" draw:layer="layout" svg:x1="44.704cm" svg:y1="8.122cm" svg:x2="44.776cm" svg:y2="8.197cm">
              <text:p/>
            </draw:line>
            <draw:line draw:style-name="gr45" draw:text-style-name="P17" draw:layer="layout" svg:x1="44.453cm" svg:y1="7.854cm" svg:x2="44.543cm" svg:y2="7.821cm">
              <text:p/>
            </draw:line>
            <draw:line draw:style-name="gr45" draw:text-style-name="P17" draw:layer="layout" svg:x1="44.441cm" svg:y1="7.995cm" svg:x2="44.538cm" svg:y2="7.817cm">
              <text:p/>
            </draw:line>
            <draw:line draw:style-name="gr45" draw:text-style-name="P17" draw:layer="layout" svg:x1="44.446cm" svg:y1="7.999cm" svg:x2="44.644cm" svg:y2="7.926cm">
              <text:p/>
            </draw:line>
            <draw:line draw:style-name="gr45" draw:text-style-name="P17" draw:layer="layout" svg:x1="44.551cm" svg:y1="8.109cm" svg:x2="44.648cm" svg:y2="7.931cm">
              <text:p/>
            </draw:line>
            <draw:line draw:style-name="gr45" draw:text-style-name="P17" draw:layer="layout" svg:x1="44.556cm" svg:y1="8.114cm" svg:x2="44.754cm" svg:y2="8.041cm">
              <text:p/>
            </draw:line>
            <draw:line draw:style-name="gr45" draw:text-style-name="P17" draw:layer="layout" svg:x1="44.714cm" svg:y1="8.127cm" svg:x2="44.759cm" svg:y2="8.046cm">
              <text:p/>
            </draw:line>
            <draw:line draw:style-name="gr46" draw:text-style-name="P17" draw:layer="layout" svg:x1="44.79cm" svg:y1="8.211cm" svg:x2="44.862cm" svg:y2="8.286cm">
              <text:p/>
            </draw:line>
          </draw:g>
        </draw:g>
        <draw:g draw:style-name="gr18">
          <draw:g>
            <draw:line draw:style-name="gr21" draw:text-style-name="P1" draw:layer="layout" svg:x1="1.239cm" svg:y1="7.07cm" svg:x2="1.655cm" svg:y2="7.07cm">
              <text:p/>
            </draw:line>
            <draw:line draw:style-name="gr21" draw:text-style-name="P1" draw:layer="layout" svg:x1="1.24cm" svg:y1="8.943cm" svg:x2="1.656cm" svg:y2="8.943cm">
              <text:p/>
            </draw:line>
            <draw:line draw:style-name="gr21" draw:text-style-name="P1" draw:layer="layout" svg:x1="1.263cm" svg:y1="8.954cm" svg:x2="1.263cm" svg:y2="7.017cm">
              <text:p/>
            </draw:line>
          </draw:g>
          <draw:line draw:style-name="gr21" draw:text-style-name="P1" draw:layer="layout" svg:x1="3.064cm" svg:y1="8.352cm" svg:x2="3.064cm" svg:y2="7.017cm">
            <text:p/>
          </draw:line>
          <draw:g>
            <draw:line draw:style-name="gr21" draw:text-style-name="P1" draw:layer="layout" svg:x1="4.898cm" svg:y1="7.07cm" svg:x2="4.482cm" svg:y2="7.07cm">
              <text:p/>
            </draw:line>
            <draw:line draw:style-name="gr21" draw:text-style-name="P1" draw:layer="layout" svg:x1="4.898cm" svg:y1="8.943cm" svg:x2="4.482cm" svg:y2="8.943cm">
              <text:p/>
            </draw:line>
            <draw:line draw:style-name="gr21" draw:text-style-name="P1" draw:layer="layout" svg:x1="4.874cm" svg:y1="8.954cm" svg:x2="4.874cm" svg:y2="7.017cm">
              <text:p/>
            </draw:line>
          </draw:g>
          <draw:custom-shape draw:style-name="gr7" draw:text-style-name="P2" draw:layer="layout" svg:width="0.329cm" svg:height="0.329cm" svg:x="1.545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29cm" svg:height="0.329cm" svg:x="1.977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29cm" svg:height="0.329cm" svg:x="4.211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6" draw:layer="layout" svg:width="0.641cm" svg:height="0.832cm" svg:x="1.828cm" svg:y="7.035cm">
            <draw:text-box>
              <text:p><text:span text:style-name="T1">A</text:span></text:p>
            </draw:text-box>
          </draw:frame>
          <draw:frame draw:style-name="gr47" draw:text-style-name="P6" draw:layer="layout" svg:width="0.641cm" svg:height="0.832cm" svg:x="3.485cm" svg:y="7.035cm">
            <draw:text-box>
              <text:p><text:span text:style-name="T1">B</text:span></text:p>
            </draw:text-box>
          </draw:frame>
          <draw:g draw:style-name="gr18">
            <draw:g>
              <draw:line draw:style-name="gr45" draw:text-style-name="P17" draw:layer="layout" svg:x1="1.776cm" svg:y1="7.869cm" svg:x2="1.897cm" svg:y2="7.869cm">
                <text:p/>
              </draw:line>
              <draw:line draw:style-name="gr45" draw:text-style-name="P17" draw:layer="layout" svg:x1="2.331cm" svg:y1="7.869cm" svg:x2="2.452cm" svg:y2="7.869cm">
                <text:p/>
              </draw:line>
              <draw:line draw:style-name="gr45" draw:text-style-name="P17" draw:layer="layout" svg:x1="1.903cm" svg:y1="7.865cm" svg:x2="1.941cm" svg:y2="7.763cm">
                <text:p/>
              </draw:line>
              <draw:line draw:style-name="gr45" draw:text-style-name="P17" draw:layer="layout" svg:x1="2.019cm" svg:y1="7.988cm" svg:x2="1.934cm" svg:y2="7.763cm">
                <text:p/>
              </draw:line>
              <draw:line draw:style-name="gr45" draw:text-style-name="P17" draw:layer="layout" svg:x1="2.026cm" svg:y1="7.988cm" svg:x2="2.111cm" svg:y2="7.763cm">
                <text:p/>
              </draw:line>
              <draw:line draw:style-name="gr45" draw:text-style-name="P17" draw:layer="layout" svg:x1="2.204cm" svg:y1="7.988cm" svg:x2="2.119cm" svg:y2="7.763cm">
                <text:p/>
              </draw:line>
              <draw:line draw:style-name="gr45" draw:text-style-name="P17" draw:layer="layout" svg:x1="2.211cm" svg:y1="7.988cm" svg:x2="2.296cm" svg:y2="7.763cm">
                <text:p/>
              </draw:line>
              <draw:line draw:style-name="gr45" draw:text-style-name="P17" draw:layer="layout" svg:x1="2.341cm" svg:y1="7.865cm" svg:x2="2.303cm" svg:y2="7.763cm">
                <text:p/>
              </draw:line>
            </draw:g>
          </draw:g>
          <draw:g>
            <draw:line draw:style-name="gr45" draw:text-style-name="P17" draw:layer="layout" svg:x1="3.506cm" svg:y1="7.869cm" svg:x2="3.627cm" svg:y2="7.869cm">
              <text:p/>
            </draw:line>
            <draw:line draw:style-name="gr45" draw:text-style-name="P17" draw:layer="layout" svg:x1="4.062cm" svg:y1="7.869cm" svg:x2="4.183cm" svg:y2="7.869cm">
              <text:p/>
            </draw:line>
            <draw:line draw:style-name="gr45" draw:text-style-name="P17" draw:layer="layout" svg:x1="3.633cm" svg:y1="7.865cm" svg:x2="3.671cm" svg:y2="7.763cm">
              <text:p/>
            </draw:line>
            <draw:line draw:style-name="gr45" draw:text-style-name="P17" draw:layer="layout" svg:x1="3.749cm" svg:y1="7.988cm" svg:x2="3.664cm" svg:y2="7.763cm">
              <text:p/>
            </draw:line>
            <draw:line draw:style-name="gr45" draw:text-style-name="P17" draw:layer="layout" svg:x1="3.756cm" svg:y1="7.988cm" svg:x2="3.841cm" svg:y2="7.763cm">
              <text:p/>
            </draw:line>
            <draw:line draw:style-name="gr45" draw:text-style-name="P17" draw:layer="layout" svg:x1="3.934cm" svg:y1="7.988cm" svg:x2="3.849cm" svg:y2="7.763cm">
              <text:p/>
            </draw:line>
            <draw:line draw:style-name="gr45" draw:text-style-name="P17" draw:layer="layout" svg:x1="3.941cm" svg:y1="7.988cm" svg:x2="4.026cm" svg:y2="7.763cm">
              <text:p/>
            </draw:line>
            <draw:line draw:style-name="gr45" draw:text-style-name="P17" draw:layer="layout" svg:x1="4.072cm" svg:y1="7.865cm" svg:x2="4.034cm" svg:y2="7.763cm">
              <text:p/>
            </draw:line>
          </draw:g>
          <draw:line draw:style-name="gr48" draw:text-style-name="P1" draw:layer="layout" svg:x1="2.709cm" svg:y1="8.508cm" svg:x2="3.42cm" svg:y2="8.525cm">
            <text:p/>
          </draw:line>
        </draw:g>
        <draw:g>
          <draw:line draw:style-name="gr45" draw:text-style-name="P17" draw:layer="layout" svg:x1="8.264cm" svg:y1="7.768cm" svg:x2="8.432cm" svg:y2="7.768cm">
            <text:p/>
          </draw:line>
          <draw:line draw:style-name="gr45" draw:text-style-name="P17" draw:layer="layout" svg:x1="9.035cm" svg:y1="7.768cm" svg:x2="9.203cm" svg:y2="7.768cm">
            <text:p/>
          </draw:line>
          <draw:line draw:style-name="gr45" draw:text-style-name="P17" draw:layer="layout" svg:x1="8.44cm" svg:y1="7.762cm" svg:x2="8.493cm" svg:y2="7.62cm">
            <text:p/>
          </draw:line>
          <draw:line draw:style-name="gr45" draw:text-style-name="P17" draw:layer="layout" svg:x1="8.601cm" svg:y1="7.932cm" svg:x2="8.483cm" svg:y2="7.62cm">
            <text:p/>
          </draw:line>
          <draw:line draw:style-name="gr45" draw:text-style-name="P17" draw:layer="layout" svg:x1="8.611cm" svg:y1="7.932cm" svg:x2="8.729cm" svg:y2="7.62cm">
            <text:p/>
          </draw:line>
          <draw:line draw:style-name="gr45" draw:text-style-name="P17" draw:layer="layout" svg:x1="8.858cm" svg:y1="7.932cm" svg:x2="8.74cm" svg:y2="7.62cm">
            <text:p/>
          </draw:line>
          <draw:line draw:style-name="gr45" draw:text-style-name="P17" draw:layer="layout" svg:x1="8.868cm" svg:y1="7.932cm" svg:x2="8.986cm" svg:y2="7.62cm">
            <text:p/>
          </draw:line>
          <draw:line draw:style-name="gr45" draw:text-style-name="P17" draw:layer="layout" svg:x1="9.049cm" svg:y1="7.762cm" svg:x2="8.996cm" svg:y2="7.62cm">
            <text:p/>
          </draw:line>
        </draw:g>
        <draw:custom-shape draw:style-name="gr23" draw:text-style-name="P4" draw:layer="layout" svg:width="0.407cm" svg:height="0.407cm" svg:x="9.206cm" svg:y="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407cm" svg:height="0.407cm" svg:x="7.906cm" svg:y="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7.264cm" svg:height="0.725cm" svg:x="12.002cm" svg:y="2.151cm">
          <draw:text-box>
            <text:p text:style-name="P5"><text:span text:style-name="T1">Position, Momentum, Uncertainty</text:span></text:p>
          </draw:text-box>
        </draw:frame>
        <draw:g draw:style-name="gr18">
          <draw:frame draw:style-name="gr49" draw:text-style-name="P2" draw:layer="layout" svg:width="10.159cm" svg:height="5.689cm" svg:x="29.37cm" svg:y="3.59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50" draw:text-style-name="P1" draw:layer="layout" svg:x1="35.786cm" svg:y1="8.365cm" svg:x2="35.796cm" svg:y2="5.02cm">
            <text:p/>
          </draw:line>
          <draw:line draw:style-name="gr50" draw:text-style-name="P1" draw:layer="layout" svg:x1="37.624cm" svg:y1="8.365cm" svg:x2="37.626cm" svg:y2="7.685cm">
            <text:p/>
          </draw:line>
          <draw:custom-shape draw:style-name="gr51" draw:text-style-name="P18" draw:layer="layout" svg:width="0.567cm" svg:height="0.473cm" svg:x="35.455cm" svg:y="9.32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8" draw:layer="layout" svg:width="0.567cm" svg:height="0.473cm" svg:x="37.355cm" svg:y="9.32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1" draw:layer="layout" svg:x1="40.346cm" svg:y1="1.633cm" svg:x2="40.346cm" svg:y2="13.079cm">
          <text:p/>
        </draw:line>
        <draw:line draw:style-name="gr9" draw:text-style-name="P1" draw:layer="layout" svg:x1="47.946cm" svg:y1="1.633cm" svg:x2="47.946cm" svg:y2="13.079cm">
          <text:p/>
        </draw:line>
        <draw:frame draw:style-name="gr33" draw:text-style-name="P6" draw:layer="layout" svg:width="5.187cm" svg:height="0.725cm" svg:x="41.602cm" svg:y="2.153cm">
          <draw:text-box>
            <text:p text:style-name="P5"><text:span text:style-name="T1">Scattering</text:span></text:p>
          </draw:text-box>
        </draw:frame>
        <draw:frame draw:style-name="gr33" draw:text-style-name="P16" draw:layer="layout" svg:width="6.343cm" svg:height="0.725cm" svg:x="49.303cm" svg:y="2.154cm">
          <draw:text-box>
            <text:p text:style-name="P5"><text:span text:style-name="T1">Energy &amp; Potentials</text:span></text:p>
          </draw:text-box>
        </draw:frame>
        <draw:g draw:style-name="gr18">
          <draw:line draw:style-name="gr21" draw:text-style-name="P19" draw:layer="layout" svg:x1="49.103cm" svg:y1="6.08cm" svg:x2="55.91cm" svg:y2="6.08cm">
            <text:p/>
          </draw:line>
          <draw:line draw:style-name="gr21" draw:text-style-name="P19" draw:layer="layout" svg:x1="52.081cm" svg:y1="6.099cm" svg:x2="52.081cm" svg:y2="4.615cm">
            <text:p/>
          </draw:line>
          <draw:line draw:style-name="gr21" draw:text-style-name="P19" draw:layer="layout" svg:x1="52.05cm" svg:y1="4.579cm" svg:x2="53.83cm" svg:y2="4.58cm">
            <text:p/>
          </draw:line>
          <draw:frame draw:style-name="gr52" draw:text-style-name="P20" draw:layer="layout" svg:width="1.057cm" svg:height="0.887cm" svg:x="53.678cm" svg:y="4.239cm">
            <draw:text-box>
              <text:p><text:span text:style-name="T3">V1</text:span></text:p>
            </draw:text-box>
          </draw:frame>
          <draw:frame draw:style-name="gr52" draw:text-style-name="P20" draw:layer="layout" svg:width="1.037cm" svg:height="0.887cm" svg:x="53.678cm" svg:y="5.622cm">
            <draw:text-box>
              <text:p><text:span text:style-name="T3">V0</text:span></text:p>
            </draw:text-box>
          </draw:frame>
          <draw:frame draw:style-name="gr53" draw:text-style-name="P21" draw:layer="layout" svg:width="0.809cm" svg:height="0.591cm" svg:x="51.68cm" svg:y="6.079cm">
            <draw:text-box>
              <text:p text:style-name="P2"><text:span text:style-name="T3">0</text:span></text:p>
            </draw:text-box>
          </draw:frame>
          <draw:frame draw:style-name="gr53" draw:text-style-name="P21" draw:layer="layout" svg:width="1.02cm" svg:height="0.591cm" svg:x="48.981cm" svg:y="6.079cm">
            <draw:text-box>
              <text:p text:style-name="P2"><text:span text:style-name="T3">-a</text:span></text:p>
            </draw:text-box>
          </draw:frame>
          <draw:frame draw:style-name="gr53" draw:text-style-name="P21" draw:layer="layout" svg:width="0.809cm" svg:height="0.591cm" svg:x="55.445cm" svg:y="6.08cm">
            <draw:text-box>
              <text:p text:style-name="P2"><text:span text:style-name="T3">a</text:span></text:p>
            </draw:text-box>
          </draw:frame>
          <draw:line draw:style-name="gr34" draw:text-style-name="P19" draw:layer="layout" svg:x1="50.424cm" svg:y1="4.015cm" svg:x2="51.173cm" svg:y2="4.015cm">
            <text:p/>
          </draw:line>
          <draw:custom-shape draw:style-name="gr7" draw:text-style-name="P22" draw:layer="layout" svg:width="0.242cm" svg:height="0.242cm" svg:x="50.622cm" svg:y="4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3.792cm" svg:y1="6.055cm" svg:x2="53.792cm" svg:y2="4.571cm">
            <text:p/>
          </draw:line>
          <draw:line draw:style-name="gr54" draw:text-style-name="P19" draw:layer="layout" svg:x1="51.159cm" svg:y1="5.017cm" svg:x2="50.41cm" svg:y2="5.017cm">
            <text:p/>
          </draw:line>
          <draw:custom-shape draw:style-name="gr6" draw:text-style-name="P23" draw:layer="layout" svg:width="0.242cm" svg:height="0.242cm" svg:x="50.719cm" svg:y="5.17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19" draw:layer="layout" svg:x1="52.625cm" svg:y1="3.947cm" svg:x2="53.374cm" svg:y2="3.947cm">
            <text:p/>
          </draw:line>
          <draw:custom-shape draw:style-name="gr7" draw:text-style-name="P22" draw:layer="layout" svg:width="0.242cm" svg:height="0.242cm" svg:x="52.823cm" svg:y="4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4" draw:text-style-name="P19" draw:layer="layout" svg:x1="53.36cm" svg:y1="4.949cm" svg:x2="52.611cm" svg:y2="4.949cm">
            <text:p/>
          </draw:line>
          <draw:custom-shape draw:style-name="gr6" draw:text-style-name="P23" draw:layer="layout" svg:width="0.242cm" svg:height="0.242cm" svg:x="52.92cm" svg:y="5.10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9" draw:layer="layout" svg:x1="54.926cm" svg:y1="3.879cm" svg:x2="55.675cm" svg:y2="3.879cm">
            <text:p/>
          </draw:line>
          <draw:custom-shape draw:style-name="gr56" draw:text-style-name="P24" draw:layer="layout" svg:width="0.242cm" svg:height="0.242cm" svg:x="55.124cm" svg:y="4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21" draw:layer="layout" svg:width="1.02cm" svg:height="0.591cm" svg:x="48.981cm" svg:y="3.55cm">
            <draw:text-box>
              <text:p text:style-name="P2"><text:span text:style-name="T3">I</text:span></text:p>
            </draw:text-box>
          </draw:frame>
          <draw:frame draw:style-name="gr53" draw:text-style-name="P21" draw:layer="layout" svg:width="1.02cm" svg:height="0.591cm" svg:x="48.981cm" svg:y="4.751cm">
            <draw:text-box>
              <text:p text:style-name="P2"><text:span text:style-name="T3">R</text:span></text:p>
            </draw:text-box>
          </draw:frame>
          <draw:frame draw:style-name="gr53" draw:text-style-name="P21" draw:layer="layout" svg:width="1.02cm" svg:height="0.591cm" svg:x="53.981cm" svg:y="3.553cm">
            <draw:text-box>
              <text:p text:style-name="P2"><text:span text:style-name="T3">T</text:span></text:p>
            </draw:text-box>
          </draw:frame>
          <draw:frame draw:style-name="gr53" draw:text-style-name="P21" draw:layer="layout" svg:width="1.02cm" svg:height="0.591cm" svg:x="48.981cm" svg:y="6.78cm">
            <draw:text-box>
              <text:p text:style-name="P2"><text:span text:style-name="T3">I</text:span></text:p>
            </draw:text-box>
          </draw:frame>
          <draw:frame draw:style-name="gr53" draw:text-style-name="P21" draw:layer="layout" svg:width="1.02cm" svg:height="0.591cm" svg:x="52.381cm" svg:y="6.781cm">
            <draw:text-box>
              <text:p text:style-name="P2"><text:span text:style-name="T3">II</text:span></text:p>
            </draw:text-box>
          </draw:frame>
          <draw:frame draw:style-name="gr53" draw:text-style-name="P21" draw:layer="layout" svg:width="1.02cm" svg:height="0.591cm" svg:x="54.681cm" svg:y="6.782cm">
            <draw:text-box>
              <text:p text:style-name="P2"><text:span text:style-name="T3">III</text:span></text:p>
            </draw:text-box>
          </draw:frame>
          <draw:line draw:style-name="gr21" draw:text-style-name="P19" draw:layer="layout" svg:x1="49.103cm" svg:y1="6.78cm" svg:x2="55.91cm" svg:y2="6.78cm">
            <text:p/>
          </draw:line>
          <draw:frame draw:style-name="gr53" draw:text-style-name="P26" draw:layer="layout" svg:width="1.02cm" svg:height="0.591cm" svg:x="49.581cm" svg:y="3.981cm">
            <draw:text-box>
              <text:p text:style-name="P25"><text:span text:style-name="T3">A</text:span></text:p>
            </draw:text-box>
          </draw:frame>
          <draw:frame draw:style-name="gr53" draw:text-style-name="P26" draw:layer="layout" svg:width="1.02cm" svg:height="0.591cm" svg:x="49.581cm" svg:y="4.982cm">
            <draw:text-box>
              <text:p text:style-name="P25"><text:span text:style-name="T3">B</text:span></text:p>
            </draw:text-box>
          </draw:frame>
          <draw:frame draw:style-name="gr53" draw:text-style-name="P26" draw:layer="layout" svg:width="1.02cm" svg:height="0.591cm" svg:x="51.881cm" svg:y="3.881cm">
            <draw:text-box>
              <text:p text:style-name="P25"><text:span text:style-name="T3">C</text:span></text:p>
            </draw:text-box>
          </draw:frame>
          <draw:frame draw:style-name="gr53" draw:text-style-name="P26" draw:layer="layout" svg:width="1.02cm" svg:height="0.591cm" svg:x="51.881cm" svg:y="4.882cm">
            <draw:text-box>
              <text:p text:style-name="P25"><text:span text:style-name="T3">D</text:span></text:p>
            </draw:text-box>
          </draw:frame>
          <draw:frame draw:style-name="gr53" draw:text-style-name="P26" draw:layer="layout" svg:width="1.02cm" svg:height="0.591cm" svg:x="54.281cm" svg:y="3.881cm">
            <draw:text-box>
              <text:p text:style-name="P25"><text:span text:style-name="T3">F</text:span></text:p>
            </draw:text-box>
          </draw:frame>
          <draw:frame draw:style-name="gr53" draw:text-style-name="P26" draw:layer="layout" svg:width="1.02cm" svg:height="0.591cm" svg:x="54.281cm" svg:y="4.882cm">
            <draw:text-box>
              <text:p text:style-name="P25"><text:span text:style-name="T3">G</text:span></text:p>
            </draw:text-box>
          </draw:frame>
          <draw:line draw:style-name="gr21" draw:text-style-name="P19" draw:layer="layout" svg:x1="49.103cm" svg:y1="7.38cm" svg:x2="55.91cm" svg:y2="7.38cm">
            <text:p/>
          </draw:line>
        </draw:g>
        <draw:line draw:style-name="gr9" draw:text-style-name="P1" draw:layer="layout" svg:x1="56.846cm" svg:y1="1.633cm" svg:x2="56.846cm" svg:y2="13.079cm">
          <text:p/>
        </draw:line>
        <draw:g draw:style-name="gr18">
          <draw:custom-shape draw:style-name="gr57" draw:text-style-name="P8" draw:layer="layout" svg:width="7.548cm" svg:height="2.294cm" svg:x="48.828cm" svg:y="13.44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8" draw:layer="layout" svg:width="7.548cm" svg:height="2.507cm" svg:x="48.828cm" svg:y="7.747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9" draw:layer="layout" svg:x1="49.11cm" svg:y1="9.717cm" svg:x2="55.917cm" svg:y2="9.717cm">
            <text:p/>
          </draw:line>
          <draw:line draw:style-name="gr21" draw:text-style-name="P19" draw:layer="layout" svg:x1="52.9cm" svg:y1="9.692cm" svg:x2="52.9cm" svg:y2="8.208cm">
            <text:p/>
          </draw:line>
          <draw:line draw:style-name="gr21" draw:text-style-name="P19" draw:layer="layout" svg:x1="52.864cm" svg:y1="8.196cm" svg:x2="54.336cm" svg:y2="8.204cm">
            <text:p/>
          </draw:line>
          <draw:frame draw:style-name="gr52" draw:text-style-name="P20" draw:layer="layout" svg:width="1.057cm" svg:height="0.887cm" svg:x="54.385cm" svg:y="7.876cm">
            <draw:text-box>
              <text:p><text:span text:style-name="T3">V1</text:span></text:p>
            </draw:text-box>
          </draw:frame>
          <draw:frame draw:style-name="gr52" draw:text-style-name="P20" draw:layer="layout" svg:width="1.037cm" svg:height="0.887cm" svg:x="54.385cm" svg:y="9.259cm">
            <draw:text-box>
              <text:p><text:span text:style-name="T3">V0</text:span></text:p>
            </draw:text-box>
          </draw:frame>
          <draw:frame draw:style-name="gr53" draw:text-style-name="P21" draw:layer="layout" svg:width="0.809cm" svg:height="0.591cm" svg:x="52.487cm" svg:y="9.716cm">
            <draw:text-box>
              <text:p text:style-name="P2"><text:span text:style-name="T3">0</text:span></text:p>
            </draw:text-box>
          </draw:frame>
          <draw:frame draw:style-name="gr53" draw:text-style-name="P21" draw:layer="layout" svg:width="1.02cm" svg:height="0.591cm" svg:x="48.988cm" svg:y="9.716cm">
            <draw:text-box>
              <text:p text:style-name="P2"><text:span text:style-name="T3">-a</text:span></text:p>
            </draw:text-box>
          </draw:frame>
          <draw:frame draw:style-name="gr53" draw:text-style-name="P21" draw:layer="layout" svg:width="0.809cm" svg:height="0.591cm" svg:x="55.452cm" svg:y="9.717cm">
            <draw:text-box>
              <text:p text:style-name="P2"><text:span text:style-name="T3">a</text:span></text:p>
            </draw:text-box>
          </draw:frame>
          <draw:line draw:style-name="gr34" draw:text-style-name="P19" draw:layer="layout" svg:x1="50.331cm" svg:y1="8.852cm" svg:x2="51.08cm" svg:y2="8.852cm">
            <text:p/>
          </draw:line>
          <draw:custom-shape draw:style-name="gr7" draw:text-style-name="P22" draw:layer="layout" svg:width="0.242cm" svg:height="0.242cm" svg:x="50.529cm" svg:y="9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4.3cm" svg:y1="9.692cm" svg:x2="54.3cm" svg:y2="8.208cm">
            <text:p/>
          </draw:line>
          <draw:line draw:style-name="gr21" draw:text-style-name="P19" draw:layer="layout" svg:x1="49.111cm" svg:y1="11.595cm" svg:x2="55.918cm" svg:y2="11.595cm">
            <text:p/>
          </draw:line>
          <draw:line draw:style-name="gr21" draw:text-style-name="P19" draw:layer="layout" svg:x1="52.901cm" svg:y1="11.62cm" svg:x2="52.901cm" svg:y2="13.104cm">
            <text:p/>
          </draw:line>
          <draw:line draw:style-name="gr21" draw:text-style-name="P19" draw:layer="layout" svg:x1="52.865cm" svg:y1="13.116cm" svg:x2="54.337cm" svg:y2="13.108cm">
            <text:p/>
          </draw:line>
          <draw:frame draw:style-name="gr52" draw:text-style-name="P20" draw:layer="layout" svg:width="1.057cm" svg:height="0.887cm" svg:x="54.386cm" svg:y="12.676cm">
            <draw:text-box>
              <text:p><text:span text:style-name="T3">-V1</text:span></text:p>
            </draw:text-box>
          </draw:frame>
          <draw:frame draw:style-name="gr52" draw:text-style-name="P20" draw:layer="layout" svg:width="1.037cm" svg:height="0.887cm" svg:x="54.386cm" svg:y="11.159cm">
            <draw:text-box>
              <text:p><text:span text:style-name="T3">V0</text:span></text:p>
            </draw:text-box>
          </draw:frame>
          <draw:frame draw:style-name="gr53" draw:text-style-name="P21" draw:layer="layout" svg:width="0.809cm" svg:height="0.591cm" svg:x="52.388cm" svg:y="11.616cm">
            <draw:text-box>
              <text:p text:style-name="P2"><text:span text:style-name="T3">0</text:span></text:p>
            </draw:text-box>
          </draw:frame>
          <draw:frame draw:style-name="gr53" draw:text-style-name="P21" draw:layer="layout" svg:width="1.02cm" svg:height="0.591cm" svg:x="48.989cm" svg:y="11.616cm">
            <draw:text-box>
              <text:p text:style-name="P2"><text:span text:style-name="T3">-a</text:span></text:p>
            </draw:text-box>
          </draw:frame>
          <draw:frame draw:style-name="gr53" draw:text-style-name="P21" draw:layer="layout" svg:width="0.809cm" svg:height="0.591cm" svg:x="55.453cm" svg:y="11.617cm">
            <draw:text-box>
              <text:p text:style-name="P2"><text:span text:style-name="T3">a</text:span></text:p>
            </draw:text-box>
          </draw:frame>
          <draw:line draw:style-name="gr34" draw:text-style-name="P19" draw:layer="layout" svg:x1="50.332cm" svg:y1="10.752cm" svg:x2="51.081cm" svg:y2="10.752cm">
            <text:p/>
          </draw:line>
          <draw:custom-shape draw:style-name="gr7" draw:text-style-name="P22" draw:layer="layout" svg:width="0.242cm" svg:height="0.242cm" svg:x="50.53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4.301cm" svg:y1="11.62cm" svg:x2="54.301cm" svg:y2="13.104cm">
            <text:p/>
          </draw:line>
          <draw:line draw:style-name="gr21" draw:text-style-name="P19" draw:layer="layout" svg:x1="49.112cm" svg:y1="15.026cm" svg:x2="55.919cm" svg:y2="15.026cm">
            <text:p/>
          </draw:line>
          <draw:line draw:style-name="gr21" draw:text-style-name="P19" draw:layer="layout" svg:x1="51.702cm" svg:y1="13.551cm" svg:x2="51.702cm" svg:y2="15.035cm">
            <text:p/>
          </draw:line>
          <draw:frame draw:style-name="gr52" draw:text-style-name="P20" draw:layer="layout" svg:width="1.037cm" svg:height="0.887cm" svg:x="54.387cm" svg:y="14.59cm">
            <draw:text-box>
              <text:p><text:span text:style-name="T3">V0</text:span></text:p>
            </draw:text-box>
          </draw:frame>
          <draw:frame draw:style-name="gr53" draw:text-style-name="P21" draw:layer="layout" svg:width="0.809cm" svg:height="0.591cm" svg:x="52.589cm" svg:y="15.047cm">
            <draw:text-box>
              <text:p text:style-name="P2"><text:span text:style-name="T3">0</text:span></text:p>
            </draw:text-box>
          </draw:frame>
          <draw:frame draw:style-name="gr53" draw:text-style-name="P21" draw:layer="layout" svg:width="1.02cm" svg:height="0.591cm" svg:x="51.19cm" svg:y="15.047cm">
            <draw:text-box>
              <text:p text:style-name="P2"><text:span text:style-name="T3">-a</text:span></text:p>
            </draw:text-box>
          </draw:frame>
          <draw:frame draw:style-name="gr53" draw:text-style-name="P21" draw:layer="layout" svg:width="0.809cm" svg:height="0.591cm" svg:x="53.954cm" svg:y="15.048cm">
            <draw:text-box>
              <text:p text:style-name="P2"><text:span text:style-name="T3">a</text:span></text:p>
            </draw:text-box>
          </draw:frame>
          <draw:line draw:style-name="gr59" draw:text-style-name="P19" draw:layer="layout" svg:x1="52.433cm" svg:y1="14.183cm" svg:x2="53.703cm" svg:y2="14.183cm">
            <text:p/>
          </draw:line>
          <draw:custom-shape draw:style-name="gr7" draw:text-style-name="P22" draw:layer="layout" svg:width="0.242cm" svg:height="0.242cm" svg:x="52.931cm" svg:y="14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4.302cm" svg:y1="13.551cm" svg:x2="54.302cm" svg:y2="15.035cm">
            <text:p/>
          </draw:line>
          <draw:frame draw:style-name="gr52" draw:text-style-name="P20" draw:layer="layout" svg:width="1.057cm" svg:height="0.887cm" svg:x="54.386cm" svg:y="13.477cm">
            <draw:text-box>
              <text:p><text:span text:style-name="T3">V1</text:span></text:p>
            </draw:text-box>
          </draw:frame>
          <draw:line draw:style-name="gr21" draw:text-style-name="P19" draw:layer="layout" svg:x1="49.113cm" svg:y1="16.426cm" svg:x2="55.92cm" svg:y2="16.426cm">
            <text:p/>
          </draw:line>
          <draw:line draw:style-name="gr21" draw:text-style-name="P19" draw:layer="layout" svg:x1="51.703cm" svg:y1="16.451cm" svg:x2="51.703cm" svg:y2="17.935cm">
            <text:p/>
          </draw:line>
          <draw:frame draw:style-name="gr52" draw:text-style-name="P20" draw:layer="layout" svg:width="1.037cm" svg:height="0.887cm" svg:x="54.388cm" svg:y="17.49cm">
            <draw:text-box>
              <text:p><text:span text:style-name="T3">-V1</text:span></text:p>
            </draw:text-box>
          </draw:frame>
          <draw:frame draw:style-name="gr53" draw:text-style-name="P21" draw:layer="layout" svg:width="0.809cm" svg:height="0.591cm" svg:x="52.59cm" svg:y="15.847cm">
            <draw:text-box>
              <text:p text:style-name="P2"><text:span text:style-name="T3">0</text:span></text:p>
            </draw:text-box>
          </draw:frame>
          <draw:frame draw:style-name="gr53" draw:text-style-name="P21" draw:layer="layout" svg:width="1.02cm" svg:height="0.591cm" svg:x="51.191cm" svg:y="15.847cm">
            <draw:text-box>
              <text:p text:style-name="P2"><text:span text:style-name="T3">-a</text:span></text:p>
            </draw:text-box>
          </draw:frame>
          <draw:frame draw:style-name="gr60" draw:text-style-name="P21" draw:layer="layout" svg:width="0.809cm" svg:height="0.569cm" svg:x="55.455cm" svg:y="16.448cm">
            <draw:text-box>
              <text:p text:style-name="P2"><text:span text:style-name="T3">x</text:span></text:p>
            </draw:text-box>
          </draw:frame>
          <draw:line draw:style-name="gr59" draw:text-style-name="P19" draw:layer="layout" svg:x1="52.434cm" svg:y1="17.083cm" svg:x2="53.704cm" svg:y2="17.083cm">
            <text:p/>
          </draw:line>
          <draw:custom-shape draw:style-name="gr7" draw:text-style-name="P22" draw:layer="layout" svg:width="0.242cm" svg:height="0.242cm" svg:x="52.932cm" svg:y="17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4.303cm" svg:y1="16.451cm" svg:x2="54.303cm" svg:y2="17.935cm">
            <text:p/>
          </draw:line>
          <draw:frame draw:style-name="gr52" draw:text-style-name="P20" draw:layer="layout" svg:width="1.057cm" svg:height="0.887cm" svg:x="54.387cm" svg:y="16.377cm">
            <draw:text-box>
              <text:p><text:span text:style-name="T3">V0</text:span></text:p>
            </draw:text-box>
          </draw:frame>
          <draw:frame draw:style-name="gr53" draw:text-style-name="P21" draw:layer="layout" svg:width="0.809cm" svg:height="0.591cm" svg:x="53.956cm" svg:y="15.849cm">
            <draw:text-box>
              <text:p text:style-name="P2"><text:span text:style-name="T3">a</text:span></text:p>
            </draw:text-box>
          </draw:frame>
        </draw:g>
        <draw:frame draw:style-name="gr33" draw:text-style-name="P16" draw:layer="layout" svg:width="5.062cm" svg:height="0.725cm" svg:x="58.104cm" svg:y="2.155cm">
          <draw:text-box>
            <text:p text:style-name="P5"><text:span text:style-name="T1">Harmonic Oscillator</text:span></text:p>
          </draw:text-box>
        </draw:frame>
        <draw:g draw:style-name="gr18">
          <draw:g>
            <draw:line draw:style-name="gr45" draw:text-style-name="P17" draw:layer="layout" svg:x1="59.11cm" svg:y1="4.065cm" svg:x2="59.597cm" svg:y2="4.065cm">
              <text:p/>
            </draw:line>
            <draw:line draw:style-name="gr45" draw:text-style-name="P17" draw:layer="layout" svg:x1="61.341cm" svg:y1="4.065cm" svg:x2="61.828cm" svg:y2="4.065cm">
              <text:p/>
            </draw:line>
            <draw:line draw:style-name="gr45" draw:text-style-name="P17" draw:layer="layout" svg:x1="59.619cm" svg:y1="4.049cm" svg:x2="59.774cm" svg:y2="3.633cm">
              <text:p/>
            </draw:line>
            <draw:line draw:style-name="gr45" draw:text-style-name="P17" draw:layer="layout" svg:x1="60.083cm" svg:y1="4.546cm" svg:x2="59.743cm" svg:y2="3.633cm">
              <text:p/>
            </draw:line>
            <draw:line draw:style-name="gr45" draw:text-style-name="P17" draw:layer="layout" svg:x1="60.114cm" svg:y1="4.546cm" svg:x2="60.454cm" svg:y2="3.633cm">
              <text:p/>
            </draw:line>
            <draw:line draw:style-name="gr45" draw:text-style-name="P17" draw:layer="layout" svg:x1="60.828cm" svg:y1="4.546cm" svg:x2="60.488cm" svg:y2="3.633cm">
              <text:p/>
            </draw:line>
            <draw:line draw:style-name="gr45" draw:text-style-name="P17" draw:layer="layout" svg:x1="60.859cm" svg:y1="4.546cm" svg:x2="61.199cm" svg:y2="3.633cm">
              <text:p/>
            </draw:line>
            <draw:line draw:style-name="gr45" draw:text-style-name="P17" draw:layer="layout" svg:x1="61.384cm" svg:y1="4.049cm" svg:x2="61.229cm" svg:y2="3.633cm">
              <text:p/>
            </draw:line>
          </draw:g>
          <draw:custom-shape draw:style-name="gr61" draw:text-style-name="P4" draw:layer="layout" svg:width="1.179cm" svg:height="1.192cm" svg:x="61.836cm" svg:y="3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" draw:layer="layout" svg:width="1.178cm" svg:height="1.192cm" svg:x="58.073cm" svg:y="3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" draw:layer="layout" svg:width="1.179cm" svg:height="1.192cm" svg:x="60.012cm" svg:y="9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7" draw:layer="layout" svg:width="1.178cm" svg:height="1.192cm" svg:x="61.988cm" svg:y="8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7" draw:layer="layout" svg:width="1.178cm" svg:height="1.192cm" svg:x="58.037cm" svg:y="8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59.669cm" svg:y1="5.78cm" svg:x2="61.49cm" svg:y2="5.78cm">
            <text:p/>
          </draw:line>
          <draw:line draw:style-name="gr21" draw:text-style-name="P1" draw:layer="layout" svg:x1="60.587cm" svg:y1="5.812cm" svg:x2="60.587cm" svg:y2="9.242cm">
            <text:p/>
          </draw:line>
          <draw:line draw:style-name="gr21" draw:text-style-name="P1" draw:layer="layout" svg:x1="60.587cm" svg:y1="5.812cm" svg:x2="62.298cm" svg:y2="8.36cm">
            <text:p/>
          </draw:line>
          <draw:line draw:style-name="gr21" draw:text-style-name="P1" draw:layer="layout" svg:x1="60.587cm" svg:y1="5.812cm" svg:x2="58.908cm" svg:y2="8.344cm">
            <text:p/>
          </draw:line>
        </draw:g>
        <draw:line draw:style-name="gr9" draw:text-style-name="P1" draw:layer="layout" svg:x1="64.546cm" svg:y1="1.633cm" svg:x2="64.546cm" svg:y2="13.079cm">
          <text:p/>
        </draw:line>
        <draw:g draw:style-name="gr18">
          <draw:custom-shape draw:style-name="gr65" draw:text-style-name="P2" draw:layer="layout" svg:width="3.46cm" svg:height="1.299cm" svg:x="78.103cm" svg:y="6.47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407cm" svg:height="0.407cm" svg:x="77.7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8.106cm" svg:y1="8.803cm" svg:x2="78.595cm" svg:y2="8.803cm">
            <text:p/>
          </draw:line>
          <draw:custom-shape draw:style-name="gr23" draw:text-style-name="P4" draw:layer="layout" svg:width="0.407cm" svg:height="0.407cm" draw:transform="rotate (-0.523598775598299) translate (82.004cm 9.0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82.33cm" svg:y1="9.484cm" svg:x2="82.753cm" svg:y2="9.728cm">
            <text:p/>
          </draw:line>
          <draw:custom-shape draw:style-name="gr23" draw:text-style-name="P4" draw:layer="layout" svg:width="0.407cm" svg:height="0.407cm" svg:x="80.62cm" svg:y="8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407cm" svg:height="0.407cm" svg:x="79.2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407cm" svg:height="0.407cm" svg:x="76.6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0.407cm" svg:height="0.407cm" svg:x="75.3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0" draw:layer="layout" svg:width="3.37cm" svg:height="1.299cm" svg:x="78.193cm" svg:y="9.8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1" draw:layer="layout" svg:width="5.72cm" svg:height="0.926cm" draw:transform="rotate (-1.5707963267949) translate (84.012cm 5.828cm)">
            <text:p/>
            <draw:enhanced-geometry svg:viewBox="0 0 21600 21600" draw:mirror-horizontal="false" draw:glue-points="?f6 0 10800 ?f8 ?f11 10800 ?f9 21600 10800 ?f10 ?f5 10800" draw:text-areas="?f3 ?f3 ?f4 ?f4" draw:type="parallelogram" draw:modifiers="3688.725747246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30" draw:text-style-name="P4" draw:layer="layout" svg:width="0.19cm" svg:height="0.406cm" svg:x="83.219cm" svg:y="9.812cm" svg:viewBox="0 0 191 407" svg:d="M191 407c-31-2-62-11-89-27-31-18-57-43-75-74s-27-67-27-102c0-36 9-71 27-102s44-57 75-75c27-16 58-25 89-27z">
            <text:p/>
          </draw:path>
          <draw:path draw:style-name="gr30" draw:text-style-name="P4" draw:layer="layout" svg:width="0.19cm" svg:height="0.406cm" svg:x="83.22cm" svg:y="7.313cm" svg:viewBox="0 0 191 407" svg:d="M191 407c-31-2-62-11-89-27-31-18-57-43-75-74s-27-67-27-102c0-36 9-71 27-102s44-57 75-75c27-16 58-25 89-27z">
            <text:p/>
          </draw:path>
          <draw:custom-shape draw:style-name="gr23" draw:text-style-name="P4" draw:layer="layout" svg:width="0.407cm" svg:height="0.407cm" draw:transform="rotate (0.523598775598299) translate (81.784cm 8.1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82.3cm" svg:y1="8.106cm" svg:x2="82.723cm" svg:y2="7.861cm">
            <text:p/>
          </draw:line>
          <draw:custom-shape draw:style-name="gr23" draw:text-style-name="P4" draw:layer="layout" svg:width="0.407cm" svg:height="0.407cm" svg:x="80.62cm" svg:y="8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8" draw:layer="layout" svg:width="1.335cm" svg:height="1.311cm" svg:x="73.438cm" svg:y="8.16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6" draw:layer="layout" svg:width="2.67cm" svg:height="0.725cm" svg:x="72.753cm" svg:y="7.09cm">
            <draw:text-box>
              <text:p text:style-name="P5"><text:span text:style-name="T1">Emitter</text:span></text:p>
            </draw:text-box>
          </draw:frame>
          <draw:frame draw:style-name="gr33" draw:text-style-name="P16" draw:layer="layout" svg:width="2.67cm" svg:height="0.725cm" svg:x="78.353cm" svg:y="5.591cm">
            <draw:text-box>
              <text:p text:style-name="P5"><text:span text:style-name="T1">Magnets</text:span></text:p>
            </draw:text-box>
          </draw:frame>
        </draw:g>
        <draw:line draw:style-name="gr9" draw:text-style-name="P1" draw:layer="layout" svg:x1="84.946cm" svg:y1="1.633cm" svg:x2="84.946cm" svg:y2="13.079cm">
          <text:p/>
        </draw:line>
        <draw:frame draw:style-name="gr33" draw:text-style-name="P16" draw:layer="layout" svg:width="5.062cm" svg:height="0.725cm" svg:x="76.304cm" svg:y="2.156cm">
          <draw:text-box>
            <text:p text:style-name="P5"><text:span text:style-name="T1">Spin</text:span></text:p>
          </draw:text-box>
        </draw:frame>
        <draw:line draw:style-name="gr9" draw:text-style-name="P1" draw:layer="layout" svg:x1="72.146cm" svg:y1="1.633cm" svg:x2="72.146cm" svg:y2="13.079cm">
          <text:p/>
        </draw:line>
        <draw:frame draw:style-name="gr33" draw:text-style-name="P16" draw:layer="layout" svg:width="5.062cm" svg:height="0.725cm" svg:x="65.804cm" svg:y="2.156cm">
          <draw:text-box>
            <text:p text:style-name="P5"><text:span text:style-name="T1">Angular Momentum</text:span></text:p>
          </draw:text-box>
        </draw:frame>
        <draw:g draw:style-name="gr18">
          <draw:custom-shape draw:style-name="gr4" draw:text-style-name="P3" draw:layer="layout" svg:width="0.244cm" svg:height="0.244cm" svg:x="66.631cm" svg:y="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871cm" svg:y="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751cm" svg:y="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991cm" svg:y="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" draw:text-style-name="P2" draw:layer="layout" svg:width="2.102cm" svg:height="2.102cm" svg:x="65.896cm" svg:y="4.262cm" draw:kind="arc" draw:start-angle="319.85" draw:end-angle="36.61">
            <text:p/>
          </draw:circle>
          <draw:circle draw:style-name="gr5" draw:text-style-name="P2" draw:layer="layout" svg:width="2.101cm" svg:height="2.101cm" svg:x="66.677cm" svg:y="4.263cm" draw:kind="arc" draw:start-angle="319.85" draw:end-angle="36.61">
            <text:p/>
          </draw:circle>
          <draw:circle draw:style-name="gr5" draw:text-style-name="P2" draw:layer="layout" svg:width="2.101cm" svg:height="2.102cm" svg:x="67.397cm" svg:y="4.263cm" draw:kind="arc" draw:start-angle="319.85" draw:end-angle="36.61">
            <text:p/>
          </draw:circle>
          <draw:circle draw:style-name="gr5" draw:text-style-name="P2" draw:layer="layout" svg:width="2.101cm" svg:height="2.101cm" svg:x="68.117cm" svg:y="4.264cm" draw:kind="arc" draw:start-angle="319.85" draw:end-angle="36.61">
            <text:p/>
          </draw:circle>
          <draw:custom-shape draw:style-name="gr6" draw:text-style-name="P4" draw:layer="layout" svg:width="0.244cm" svg:height="0.244cm" draw:transform="rotate (1.5707963267949) translate (68.672cm 5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68.786cm" svg:y1="5.052cm" svg:x2="68.786cm" svg:y2="4.759cm">
            <text:p/>
          </draw:line>
        </draw:g>
        <draw:custom-shape draw:style-name="gr4" draw:text-style-name="P3" draw:layer="layout" svg:width="0.244cm" svg:height="0.244cm" svg:x="86.617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857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737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977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2" draw:layer="layout" svg:width="2.102cm" svg:height="2.102cm" svg:x="85.882cm" svg:y="4.98cm" draw:kind="arc" draw:start-angle="319.85" draw:end-angle="36.61">
          <text:p/>
        </draw:circle>
        <draw:circle draw:style-name="gr5" draw:text-style-name="P2" draw:layer="layout" svg:width="2.101cm" svg:height="2.101cm" svg:x="86.663cm" svg:y="4.981cm" draw:kind="arc" draw:start-angle="319.85" draw:end-angle="36.61">
          <text:p/>
        </draw:circle>
        <draw:circle draw:style-name="gr5" draw:text-style-name="P2" draw:layer="layout" svg:width="2.101cm" svg:height="2.102cm" svg:x="87.383cm" svg:y="4.981cm" draw:kind="arc" draw:start-angle="319.85" draw:end-angle="36.61">
          <text:p/>
        </draw:circle>
        <draw:circle draw:style-name="gr5" draw:text-style-name="P2" draw:layer="layout" svg:width="2.101cm" svg:height="2.101cm" svg:x="88.103cm" svg:y="4.982cm" draw:kind="arc" draw:start-angle="319.85" draw:end-angle="36.61">
          <text:p/>
        </draw:circle>
        <draw:custom-shape draw:style-name="gr6" draw:text-style-name="P4" draw:layer="layout" svg:width="0.244cm" svg:height="0.244cm" svg:x="88.658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44cm" svg:height="0.244cm" svg:x="89.378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9.607cm" svg:y1="4.919cm" svg:x2="89.18cm" svg:y2="5.909cm">
          <text:p/>
        </draw:line>
        <draw:line draw:style-name="gr9" draw:text-style-name="P1" draw:layer="layout" svg:x1="89.242cm" svg:y1="5.286cm" svg:x2="89.645cm" svg:y2="5.273cm">
          <text:p/>
        </draw:line>
        <draw:line draw:style-name="gr10" draw:text-style-name="P1" draw:layer="layout" svg:x1="89.009cm" svg:y1="6.092cm" svg:x2="89.302cm" svg:y2="6.092cm">
          <text:p/>
        </draw:line>
        <draw:frame draw:style-name="gr69" draw:text-style-name="P16" draw:layer="layout" svg:width="5.044cm" svg:height="0.725cm" svg:x="86.12cm" svg:y="2.867cm">
          <draw:text-box>
            <text:p text:style-name="P5"><text:span text:style-name="T1">Hydrogen Atom</text:span></text:p>
          </draw:text-box>
        </draw:frame>
        <draw:line draw:style-name="gr9" draw:text-style-name="P1" draw:layer="layout" svg:x1="92.446cm" svg:y1="1.633cm" svg:x2="92.446cm" svg:y2="13.079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6.6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56:39.169554666</meta:creation-date>
    <dc:date>2024-07-31T18:39:46.378446692</dc:date>
    <meta:editing-duration>PT1H43M7S</meta:editing-duration>
    <meta:editing-cycles>2</meta:editing-cycles>
    <meta:generator>LibreOffice/7.5.9.2$Linux_X86_64 LibreOffice_project/50$Build-2</meta:generator>
    <meta:document-statistic meta:object-count="32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16cm" svg:height="5.69cm" xlink:href="." xlink:type="simple" chart:class="chart:area" chart:style-name="ch1">
        <chart:plot-area chart:style-name="ch2" chart:data-source-has-labels="both" svg:x="0.203cm" svg:y="0.113cm" svg:width="9.754cm" svg:height="5.464cm">
          <chart:coordinate-region svg:x="1.301cm" svg:y="0.312cm" svg:width="8.516cm" svg:height="4.473cm"/>
          <chart:axis chart:dimension="x" chart:name="primary-x" chart:style-name="ch3" chartooo:axis-type="text">
            <chart:categories table:cell-range-address="local-table.$A$2:.$A$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2" chart:label-cell-address="local-table.$B$1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3184841193801">
                <text:p>0.000443184841193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8942280401433">
                <text:p>0.03989422804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43184841193801">
                <text:p>0.000443184841193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